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co Central do Brasil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7" office:value-type="string" calcext:value-type="string">
            <text:p>Month</text:p>
          </table:table-cell>
          <table:table-cell table:style-name="ce7" office:value-type="string" calcext:value-type="string">
            <text:p>Banco Central do Brasil</text:p>
          </table:table-cell>
          <table:table-cell table:style-name="ce7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64" calcext:value-type="float">
            <text:p>64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11])/SQRT(SUM([.E2:.E111]))/SQRT(SUM([.F2:.F111]))" office:value-type="float" office:value="0.177792411500301" calcext:value-type="float">
            <text:p>0.18</text:p>
          </table:table-cell>
          <table:table-cell table:style-name="ce6" table:formula="of:=CORREL([.B2:.B111];[.C2:.C111])" office:value-type="float" office:value="0.0670133783076399" calcext:value-type="float">
            <text:p>0.07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25" calcext:value-type="float">
            <text:p>25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64" calcext:value-type="float">
            <text:p>64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49" calcext:value-type="float">
            <text:p>49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121" calcext:value-type="float">
            <text:p>121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121" calcext:value-type="float">
            <text:p>121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81" calcext:value-type="float">
            <text:p>81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100" calcext:value-type="float">
            <text:p>100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49" calcext:value-type="float">
            <text:p>49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49" calcext:value-type="float">
            <text:p>49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49" calcext:value-type="float">
            <text:p>49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64" calcext:value-type="float">
            <text:p>64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64" calcext:value-type="float">
            <text:p>64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100" calcext:value-type="float">
            <text:p>100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81" calcext:value-type="float">
            <text:p>81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100" calcext:value-type="float">
            <text:p>100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100" calcext:value-type="float">
            <text:p>100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81" calcext:value-type="float">
            <text:p>81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81" calcext:value-type="float">
            <text:p>81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81" calcext:value-type="float">
            <text:p>81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64" calcext:value-type="float">
            <text:p>64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49" calcext:value-type="float">
            <text:p>49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49" calcext:value-type="float">
            <text:p>49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49" calcext:value-type="float">
            <text:p>49</text:p>
          </table:table-cell>
          <table:table-cell table:style-name="ce4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64" calcext:value-type="float">
            <text:p>64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64" calcext:value-type="float">
            <text:p>64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36" calcext:value-type="float">
            <text:p>36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64" calcext:value-type="float">
            <text:p>64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64" calcext:value-type="float">
            <text:p>64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81" calcext:value-type="float">
            <text:p>81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81" calcext:value-type="float">
            <text:p>81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121" calcext:value-type="float">
            <text:p>121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64" calcext:value-type="float">
            <text:p>64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64" calcext:value-type="float">
            <text:p>64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36" calcext:value-type="float">
            <text:p>36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81" calcext:value-type="float">
            <text:p>81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100" calcext:value-type="float">
            <text:p>100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49" calcext:value-type="float">
            <text:p>49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81" calcext:value-type="float">
            <text:p>81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121" calcext:value-type="float">
            <text:p>121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64" calcext:value-type="float">
            <text:p>64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64" calcext:value-type="float">
            <text:p>64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100" calcext:value-type="float">
            <text:p>100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100" calcext:value-type="float">
            <text:p>100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00" calcext:value-type="float">
            <text:p>100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100" calcext:value-type="float">
            <text:p>100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169" calcext:value-type="float">
            <text:p>169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44" calcext:value-type="float">
            <text:p>144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121" calcext:value-type="float">
            <text:p>121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121" calcext:value-type="float">
            <text:p>121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121" calcext:value-type="float">
            <text:p>121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121" calcext:value-type="float">
            <text:p>121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81" calcext:value-type="float">
            <text:p>81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64" calcext:value-type="float">
            <text:p>64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64" calcext:value-type="float">
            <text:p>64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64" calcext:value-type="float">
            <text:p>64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49" calcext:value-type="float">
            <text:p>49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64" calcext:value-type="float">
            <text:p>64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64" calcext:value-type="float">
            <text:p>64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81" calcext:value-type="float">
            <text:p>81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81" calcext:value-type="float">
            <text:p>81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49" calcext:value-type="float">
            <text:p>49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81" calcext:value-type="float">
            <text:p>81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49" calcext:value-type="float">
            <text:p>49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25" calcext:value-type="float">
            <text:p>25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36" calcext:value-type="float">
            <text:p>36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36" calcext:value-type="float">
            <text:p>36</text:p>
          </table:table-cell>
          <table:table-cell table:style-name="ce4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36" calcext:value-type="float">
            <text:p>36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36" calcext:value-type="float">
            <text:p>36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36" calcext:value-type="float">
            <text:p>36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36" calcext:value-type="float">
            <text:p>36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36" calcext:value-type="float">
            <text:p>36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25" calcext:value-type="float">
            <text:p>25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25" calcext:value-type="float">
            <text:p>25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25" calcext:value-type="float">
            <text:p>25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36" calcext:value-type="float">
            <text:p>36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25" calcext:value-type="float">
            <text:p>25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25" calcext:value-type="float">
            <text:p>25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25" calcext:value-type="float">
            <text:p>25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25" calcext:value-type="float">
            <text:p>25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36" calcext:value-type="float">
            <text:p>36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25" calcext:value-type="float">
            <text:p>25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16" calcext:value-type="float">
            <text:p>16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16" calcext:value-type="float">
            <text:p>16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9" calcext:value-type="float">
            <text:p>9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16" calcext:value-type="float">
            <text:p>16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9" calcext:value-type="float">
            <text:p>9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9" calcext:value-type="float">
            <text:p>9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9" calcext:value-type="float">
            <text:p>9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9" calcext:value-type="float">
            <text:p>9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9" calcext:value-type="float">
            <text:p>9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16" calcext:value-type="float">
            <text:p>16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9" calcext:value-type="float">
            <text:p>9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9" calcext:value-type="float">
            <text:p>9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9" calcext:value-type="float">
            <text:p>9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9" calcext:value-type="float">
            <text:p>9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9" calcext:value-type="float">
            <text:p>9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9" calcext:value-type="float">
            <text:p>9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9" calcext:value-type="float">
            <text:p>9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25" calcext:value-type="float">
            <text:p>25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16" calcext:value-type="float">
            <text:p>16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16" calcext:value-type="float">
            <text:p>16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9" calcext:value-type="float">
            <text:p>9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16" calcext:value-type="float">
            <text:p>16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16" calcext:value-type="float">
            <text:p>16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16" calcext:value-type="float">
            <text:p>16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16" calcext:value-type="float">
            <text:p>16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09]*[.C109]" office:value-type="float" office:value="8" calcext:value-type="float">
            <text:p>8</text:p>
          </table:table-cell>
          <table:table-cell table:style-name="ce4" table:formula="of:=[.B109]*[.B109]" office:value-type="float" office:value="64" calcext:value-type="float">
            <text:p>64</text:p>
          </table:table-cell>
          <table:table-cell table:style-name="ce4" table:formula="of:=[.C109]*[.C1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10]*[.C110]" office:value-type="float" office:value="8" calcext:value-type="float">
            <text:p>8</text:p>
          </table:table-cell>
          <table:table-cell table:style-name="ce4" table:formula="of:=[.B110]*[.B110]" office:value-type="float" office:value="64" calcext:value-type="float">
            <text:p>64</text:p>
          </table:table-cell>
          <table:table-cell table:style-name="ce4" table:formula="of:=[.C110]*[.C1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11]*[.C111]" office:value-type="float" office:value="8" calcext:value-type="float">
            <text:p>8</text:p>
          </table:table-cell>
          <table:table-cell table:style-name="ce4" table:formula="of:=[.B111]*[.B111]" office:value-type="float" office:value="64" calcext:value-type="float">
            <text:p>64</text:p>
          </table:table-cell>
          <table:table-cell table:style-name="ce4"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3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Central do Brasil vs Fake central bank'.A1:'Banco Central do Brasil vs Fake central bank'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52:26.230052616</dc:date>
    <meta:editing-duration>PT2M59S</meta:editing-duration>
    <meta:editing-cycles>3</meta:editing-cycles>
    <meta:generator>LibreOffice/7.3.7.2$Linux_X86_64 LibreOffice_project/30$Build-2</meta:generator>
    <meta:document-statistic meta:table-count="1" meta:cell-count="674" meta:object-count="0"/>
  </office:meta>
</office:document-meta>
</file>